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color="#808080" draw:marker-end="Arrow" draw:marker-end-width="0.152cm" draw:textarea-horizontal-align="center" draw:textarea-vertical-align="middle"/>
    </style:style>
    <style:style style:name="gr3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marker-end="Arrow" draw:marker-end-width="0.152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808080" draw:marker-start="Arrow" draw:marker-start-width="0.102cm" draw:marker-end="Arrow" draw:marker-end-width="0.152cm" draw:textarea-horizontal-align="center" draw:textarea-vertical-align="middle"/>
    </style:style>
    <style:style style:name="gr9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0" style:family="graphic" style:parent-style-name="standard">
      <style:graphic-properties svg:stroke-color="#800080" draw:marker-end="Arrow" draw:marker-end-width="0.152cm" draw:textarea-horizontal-align="center" draw:textarea-vertical-align="middle"/>
    </style:style>
    <style:style style:name="gr11" style:family="graphic" style:parent-style-name="standard">
      <style:graphic-properties svg:stroke-color="#000080" draw:marker-end="Arrow" draw:marker-end-width="0.152cm" draw:textarea-horizontal-align="center" draw:textarea-vertical-align="middle"/>
    </style:style>
    <style:style style:name="gr12" style:family="graphic" style:parent-style-name="standard">
      <style:graphic-properties svg:stroke-color="#6e6e80" draw:marker-end="Arrow" draw:marker-end-width="0.152cm" draw:textarea-horizontal-align="center" draw:textarea-vertical-align="middle"/>
    </style:style>
    <style:style style:name="gr13" style:family="graphic" style:parent-style-name="standard">
      <style:graphic-properties draw:stroke="dash" draw:stroke-dash="Dash_20_6" draw:marker-end="Arrow" draw:marker-end-width="0.152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/>
    </style:style>
    <style:style style:name="P5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P6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2" draw:layer="layout" svg:width="1.609cm" svg:height="1.241cm" svg:x="0.381cm" svg:y="4.376cm">
          <text:p text:style-name="P1"><text:span text:style-name="T1">We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3" draw:layer="layout" draw:type="line" svg:x1="3.579cm" svg:y1="0.784cm" svg:x2="1.185cm" svg:y2="4.376cm" draw:start-shape="id1" draw:start-glue-point="3" draw:end-shape="id2" draw:end-glue-point="5" svg:d="m3579 784-2394 3592">
          <text:p/>
        </draw:connector>
        <draw:custom-shape draw:style-name="gr3" draw:text-style-name="P2" draw:id="id8" draw:layer="layout" svg:width="2.455cm" svg:height="1.016cm" svg:x="9.93cm" svg:y="0.929cm">
          <text:p text:style-name="P1"><text:span text:style-name="T1">Statistic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2" draw:id="id1" draw:layer="layout" svg:width="3.536cm" svg:height="0.807cm" svg:x="3.579cm" svg:y="0.381cm">
          <text:p text:style-name="P1"><text:span text:style-name="T1">Write XML status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id="id3" draw:layer="layout" svg:width="3.536cm" svg:height="0.807cm" svg:x="3.579cm" svg:y="1.702cm">
          <text:p text:style-name="P1"><text:span text:style-name="T1">Update RRD 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id="id4" draw:layer="layout" svg:width="3.471cm" svg:height="1.646cm" svg:x="3.612cm" svg:y="3.022cm">
          <text:p text:style-name="P4"><text:span text:style-name="T2">Old thread</text:span></text:p>
          <text:p text:style-name="P4"><text:span text:style-name="T2">still running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id="id5" draw:layer="layout" svg:width="1.99cm" svg:height="0.807cm" svg:x="4.352cm" svg:y="5.242cm">
          <text:p text:style-name="P1"><text:span text:style-name="T1">D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id="id7" draw:layer="layout" svg:width="1.99cm" svg:height="1.056cm" svg:x="7.952cm" svg:y="5.117cm">
          <text:p text:style-name="P1"><text:span text:style-name="T1">Spawn</text:span><text:span text:style-name="T1"><text:line-break/></text:span><text:span text:style-name="T1">th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5.347cm" svg:y1="1.188cm" svg:x2="5.347cm" svg:y2="1.702cm" draw:start-shape="id1" draw:start-glue-point="2" draw:end-shape="id3" draw:end-glue-point="0" svg:d="m5347 1188v514">
          <text:p/>
        </draw:connector>
        <draw:connector draw:style-name="gr6" draw:text-style-name="P3" draw:layer="layout" draw:type="line" svg:x1="5.347cm" svg:y1="2.509cm" svg:x2="5.347cm" svg:y2="3.022cm" draw:start-shape="id3" draw:start-glue-point="2" draw:end-shape="id4" draw:end-glue-point="4" svg:d="m5347 2509v513">
          <text:p/>
        </draw:connector>
        <draw:connector draw:style-name="gr6" draw:text-style-name="P3" draw:layer="layout" draw:type="line" svg:x1="5.347cm" svg:y1="4.668cm" svg:x2="5.347cm" svg:y2="5.242cm" draw:start-shape="id4" draw:end-shape="id5" draw:end-glue-point="0" svg:d="m5347 4668v574">
          <text:p/>
        </draw:connector>
        <draw:connector draw:style-name="gr6" draw:text-style-name="P3" draw:layer="layout" draw:type="line" svg:x1="7.083cm" svg:y1="3.844cm" svg:x2="7.952cm" svg:y2="3.845cm" draw:start-shape="id4" draw:start-glue-point="7" draw:end-shape="id6" svg:d="m7083 3844 869 1">
          <text:p/>
        </draw:connector>
        <draw:frame draw:style-name="gr7" draw:text-style-name="P6" draw:layer="layout" svg:width="1.078cm" svg:height="0.645cm" svg:x="5.211cm" svg:y="4.498cm">
          <draw:text-box>
            <text:p text:style-name="P6">Yes</text:p>
          </draw:text-box>
        </draw:frame>
        <draw:frame draw:style-name="gr7" draw:text-style-name="P6" draw:layer="layout" svg:width="0.947cm" svg:height="0.645cm" svg:x="6.913cm" svg:y="3.223cm">
          <draw:text-box>
            <text:p text:style-name="P6">No</text:p>
          </draw:text-box>
        </draw:frame>
        <draw:custom-shape draw:style-name="gr4" draw:text-style-name="P2" draw:id="id6" draw:layer="layout" svg:width="1.99cm" svg:height="1.056cm" svg:x="7.952cm" svg:y="3.317cm">
          <text:p text:style-name="P1"><text:span text:style-name="T1">Copy</text:span><text:span text:style-name="T1"><text:line-break/></text:span><text:span text:style-name="T1">statist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7.952cm" svg:y1="5.645cm" svg:x2="6.342cm" svg:y2="5.645cm" draw:start-shape="id7" draw:start-glue-point="3" draw:end-shape="id5" draw:end-glue-point="1" svg:d="m7952 5645h-1610">
          <text:p/>
        </draw:connector>
        <draw:connector draw:style-name="gr6" draw:text-style-name="P3" draw:layer="layout" draw:type="line" svg:x1="8.947cm" svg:y1="4.373cm" svg:x2="8.947cm" svg:y2="5.117cm" draw:start-shape="id6" draw:start-glue-point="2" draw:end-shape="id7" svg:d="m8947 4373v744">
          <text:p/>
        </draw:connector>
        <draw:custom-shape draw:style-name="gr4" draw:text-style-name="P2" draw:id="id11" draw:layer="layout" svg:width="2.37cm" svg:height="1.056cm" svg:x="5.792cm" svg:y="6.917cm">
          <text:p text:style-name="P1"><text:span text:style-name="T1">Create</text:span><text:span text:style-name="T1"><text:line-break/></text:span><text:span text:style-name="T1">RRD graph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id="id10" draw:layer="layout" svg:width="2.37cm" svg:height="1.056cm" svg:x="5.792cm" svg:y="8.417cm">
          <text:p text:style-name="P1"><text:span text:style-name="T1">Create</text:span></text:p>
          <text:p text:style-name="P1"><text:span text:style-name="T1">HTML p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draw:layer="layout" draw:type="line" svg:x1="3.579cm" svg:y1="2.105cm" svg:x2="1.185cm" svg:y2="4.376cm" draw:start-shape="id3" draw:start-glue-point="3" draw:end-shape="id2" draw:end-glue-point="5" svg:d="m3579 2105-2394 2271">
          <text:p/>
        </draw:connector>
        <draw:custom-shape draw:style-name="gr9" draw:text-style-name="P2" draw:id="id9" draw:layer="layout" svg:width="2.455cm" svg:height="1.016cm" svg:x="9.931cm" svg:y="6.529cm">
          <text:p text:style-name="P1"><text:span text:style-name="T1">Statistic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3" draw:layer="layout" draw:type="line" svg:x1="10.174cm" svg:y1="1.436cm" svg:x2="7.115cm" svg:y2="0.784cm" draw:start-shape="id8" draw:start-glue-point="6" draw:end-shape="id1" svg:d="m10174 1436-3059-652">
          <text:p/>
        </draw:connector>
        <draw:connector draw:style-name="gr10" draw:text-style-name="P3" draw:layer="layout" draw:type="line" svg:x1="10.174cm" svg:y1="1.436cm" svg:x2="7.115cm" svg:y2="2.105cm" draw:start-shape="id8" draw:start-glue-point="6" draw:end-shape="id3" draw:end-glue-point="1" svg:d="m10174 1436-3059 669">
          <text:p/>
        </draw:connector>
        <draw:connector draw:style-name="gr10" draw:text-style-name="P3" draw:layer="layout" draw:type="line" svg:x1="10.907cm" svg:y1="7.545cm" svg:x2="8.162cm" svg:y2="8.945cm" draw:start-shape="id9" draw:start-glue-point="7" draw:end-shape="id10" draw:end-glue-point="1" svg:d="m10907 7545-2745 1400">
          <text:p/>
        </draw:connector>
        <draw:connector draw:style-name="gr11" draw:text-style-name="P3" draw:layer="layout" draw:type="line" svg:x1="9.942cm" svg:y1="3.845cm" svg:x2="11.158cm" svg:y2="6.529cm" draw:start-shape="id6" draw:start-glue-point="1" draw:end-shape="id9" draw:end-glue-point="5" svg:d="m9942 3845 1216 2684">
          <text:p/>
        </draw:connector>
        <draw:connector draw:style-name="gr10" draw:text-style-name="P3" draw:layer="layout" draw:type="line" svg:x1="10.175cm" svg:y1="7.036cm" svg:x2="8.162cm" svg:y2="7.445cm" draw:start-shape="id9" draw:start-glue-point="6" draw:end-shape="id11" draw:end-glue-point="1" svg:d="m10175 7036-2013 409">
          <text:p/>
        </draw:connector>
        <draw:connector draw:style-name="gr2" draw:text-style-name="P3" draw:layer="layout" draw:type="line" svg:x1="5.792cm" svg:y1="7.445cm" svg:x2="1.185cm" svg:y2="5.617cm" draw:start-shape="id11" draw:start-glue-point="3" draw:end-shape="id2" draw:end-glue-point="7" svg:d="m5792 7445-4607-1828">
          <text:p/>
        </draw:connector>
        <draw:connector draw:style-name="gr2" draw:text-style-name="P3" draw:layer="layout" draw:type="line" svg:x1="5.792cm" svg:y1="8.945cm" svg:x2="1.185cm" svg:y2="5.617cm" draw:start-shape="id10" draw:end-shape="id2" draw:end-glue-point="7" svg:d="m5792 8945-4607-3328">
          <text:p/>
        </draw:connector>
        <draw:connector draw:style-name="gr12" draw:text-style-name="P3" draw:layer="layout" draw:type="line" svg:x1="1.99cm" svg:y1="4.996cm" svg:x2="5.792cm" svg:y2="7.445cm" draw:start-shape="id2" draw:start-glue-point="8" draw:end-shape="id11" draw:end-glue-point="3" svg:d="m1990 4996 3802 2449">
          <text:p/>
        </draw:connector>
        <draw:connector draw:style-name="gr13" draw:text-style-name="P3" draw:layer="layout" draw:type="line" svg:x1="8.947cm" svg:y1="6.173cm" svg:x2="6.977cm" svg:y2="6.917cm" draw:start-shape="id7" draw:start-glue-point="2" draw:end-shape="id11" draw:end-glue-point="0" svg:d="m8947 6173-1970 744">
          <text:p/>
        </draw:connector>
        <draw:connector draw:style-name="gr6" draw:text-style-name="P3" draw:layer="layout" draw:type="line" svg:x1="6.977cm" svg:y1="7.973cm" svg:x2="6.977cm" svg:y2="8.417cm" draw:start-shape="id11" draw:start-glue-point="2" draw:end-shape="id10" draw:end-glue-point="0" svg:d="m6977 7973v444">
          <text:p/>
        </draw:connector>
        <draw:connector draw:style-name="gr10" draw:text-style-name="P3" draw:layer="layout" draw:type="line" svg:x1="10.906cm" svg:y1="1.945cm" svg:x2="9.942cm" svg:y2="3.845cm" draw:start-shape="id8" draw:start-glue-point="7" draw:end-shape="id6" svg:d="m10906 1945-964 19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Dash_20_6" draw:display-name="Dash 6" draw:style="rect" draw:dots1="1" draw:dots1-length="0.152cm" draw:dots2="1" draw:dots2-length="0.152cm" draw:distance="0.15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2.776cm" fo:page-height="9.85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
  </meta:generator>
    <meta:initial-creator>Igor Sfiligoi</meta:initial-creator>
    <meta:creation-date>2008-10-06T10:58:05</meta:creation-date>
    <dc:creator>Igor Sfiligoi</dc:creator>
    <dc:date>2008-10-06T11:31:26</dc:date>
    <meta:editing-cycles>1</meta:editing-cycles>
    <meta:editing-duration>PT3M0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